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solid" draw:fill-color="#e0efd4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d2dee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672cm" fo:min-width="2.3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471cm" fo:min-width="1.65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471cm" fo:min-width="2.6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471cm" fo:min-width="1.32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471cm" fo:min-width="2.95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635cm" fo:min-width="0.82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54cm" fo:min-width="1.40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635cm" fo:min-width="2.46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54cm" fo:min-width="2.233cm" fo:padding-top="0cm" fo:padding-bottom="0cm" fo:padding-left="0cm" fo:padding-right="0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draw:textarea-horizontal-align="left" draw:auto-grow-width="true" fo:min-height="0.554cm" fo:min-width="1.50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554cm" fo:min-width="3.092cm" fo:padding-top="0cm" fo:padding-bottom="0cm" fo:padding-left="0cm" fo:padding-right="0cm"/>
    </style:style>
    <style:style style:name="gr16" style:family="graphic" style:parent-style-name="objectwithoutfill">
      <style:graphic-properties svg:stroke-color="#000000" draw:marker-start="Arrow" draw:marker-start-width="0.3cm" draw:marker-end="Arrow" draw:marker-end-width="0.3cm" draw:fill="none" draw:fill-color="#ef413d" draw:textarea-vertical-align="middle"/>
    </style:style>
    <style:style style:name="gr17" style:family="graphic" style:parent-style-name="standard">
      <style:graphic-properties draw:stroke="none" draw:fill="none" draw:textarea-horizontal-align="left" draw:auto-grow-width="true" fo:min-height="0.554cm" fo:min-width="2.096cm" fo:padding-top="0cm" fo:padding-bottom="0cm" fo:padding-left="0cm" fo:padding-right="0cm"/>
    </style:style>
    <style:style style:name="P1" style:family="paragraph">
      <loext:graphic-properties draw:fill="solid" draw:fill-color="#e0efd4"/>
    </style:style>
    <style:style style:name="P2" style:family="paragraph">
      <loext:graphic-properties draw:fill="solid" draw:fill-color="#d2deee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ef413d"/>
      <style:paragraph-properties fo:text-align="center"/>
    </style:style>
    <style:style style:name="T1" style:family="text">
      <style:text-properties fo:font-variant="normal" fo:text-transform="none" fo:color="#000000" style:font-name="Arial1" fo:font-size="12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xml:id="id13" draw:id="id13" draw:layer="layout" svg:width="3.81cm" svg:height="1.235cm" svg:x="1.035cm" svg:y="1.643cm" svg:viewBox="0 0 3811 1236" draw:points="0,0 3811,0 3811,1236 0,1236">
          <text:p/>
        </draw:polygon>
        <draw:polygon draw:style-name="gr2" draw:text-style-name="P2" xml:id="id5" draw:id="id5" draw:layer="layout" svg:width="3.81cm" svg:height="1.235cm" svg:x="11.689cm" svg:y="6.78cm" svg:viewBox="0 0 3811 1236" draw:points="0,0 3811,0 3811,1236 0,1236">
          <text:p/>
        </draw:polygon>
        <draw:polygon draw:style-name="gr2" draw:text-style-name="P2" xml:id="id2" draw:id="id2" draw:layer="layout" svg:width="3.81cm" svg:height="1.269cm" svg:x="18.795cm" svg:y="1.362cm" svg:viewBox="0 0 3811 1270" draw:points="0,0 3811,0 3811,1270 0,1270">
          <text:p/>
        </draw:polygon>
        <draw:polygon draw:style-name="gr2" draw:text-style-name="P2" xml:id="id1" draw:id="id1" draw:layer="layout" svg:width="4.829cm" svg:height="1.235cm" svg:x="11.449cm" svg:y="1.389cm" svg:viewBox="0 0 4830 1236" draw:points="0,0 4830,0 4830,1236 0,1236">
          <text:p/>
        </draw:polygon>
        <draw:polygon draw:style-name="gr2" draw:text-style-name="P2" xml:id="id3" draw:id="id3" draw:layer="layout" svg:width="3.81cm" svg:height="1.235cm" svg:x="1.094cm" svg:y="13.983cm" svg:viewBox="0 0 3811 1236" draw:points="0,0 3811,0 3811,1236 0,1236">
          <text:p/>
        </draw:polygon>
        <draw:polygon draw:style-name="gr2" draw:text-style-name="P2" draw:layer="layout" svg:width="3.81cm" svg:height="1.235cm" svg:x="5.221cm" svg:y="13.949cm" svg:viewBox="0 0 3811 1236" draw:points="0,0 3811,0 3811,1236 0,1236">
          <text:p/>
        </draw:polygon>
        <draw:polygon draw:style-name="gr2" draw:text-style-name="P2" draw:layer="layout" svg:width="3.81cm" svg:height="1.235cm" svg:x="9.32cm" svg:y="13.942cm" svg:viewBox="0 0 3811 1236" draw:points="0,0 3811,0 3811,1236 0,1236">
          <text:p/>
        </draw:polygon>
        <draw:polygon draw:style-name="gr2" draw:text-style-name="P2" xml:id="id6" draw:id="id6" draw:layer="layout" svg:width="3.81cm" svg:height="1.235cm" svg:x="3.32cm" svg:y="9.517cm" svg:viewBox="0 0 3811 1236" draw:points="0,0 3811,0 3811,1236 0,1236">
          <text:p/>
        </draw:polygon>
        <draw:polygon draw:style-name="gr2" draw:text-style-name="P2" draw:layer="layout" svg:width="3.81cm" svg:height="1.235cm" svg:x="13.429cm" svg:y="13.942cm" svg:viewBox="0 0 3811 1236" draw:points="0,0 3811,0 3811,1236 0,1236">
          <text:p/>
        </draw:polygon>
        <draw:polygon draw:style-name="gr2" draw:text-style-name="P2" xml:id="id10" draw:id="id10" draw:layer="layout" svg:width="3.81cm" svg:height="1.235cm" svg:x="17.539cm" svg:y="13.942cm" svg:viewBox="0 0 3811 1236" draw:points="0,0 3811,0 3811,1236 0,1236">
          <text:p/>
        </draw:polygon>
        <draw:frame draw:style-name="gr3" draw:text-style-name="P3" draw:layer="layout" svg:width="0.002cm" svg:height="0.937cm" svg:x="19.288cm" svg:y="20.902cm">
          <draw:text-box>
            <text:p/>
          </draw:text-box>
        </draw:frame>
        <draw:frame draw:style-name="gr4" draw:text-style-name="P5" draw:layer="layout" svg:width="2.36cm" svg:height="0.672cm" svg:x="12.378cm" svg:y="7.124cm">
          <draw:text-box>
            <text:p text:style-name="P4"><text:span text:style-name="T1">Job Creator</text:span></text:p>
          </draw:text-box>
        </draw:frame>
        <draw:frame draw:style-name="gr3" draw:text-style-name="P3" draw:layer="layout" svg:width="0.002cm" svg:height="0.937cm" svg:x="34.563cm" svg:y="20.902cm">
          <draw:text-box>
            <text:p/>
          </draw:text-box>
        </draw:frame>
        <draw:frame draw:style-name="gr5" draw:text-style-name="P5" draw:layer="layout" svg:width="1.835cm" svg:height="0.475cm" svg:x="19.892cm" svg:y="1.78cm">
          <draw:text-box>
            <text:p text:style-name="P4"><text:span text:style-name="T1">(TBD) DB</text:span></text:p>
          </draw:text-box>
        </draw:frame>
        <draw:frame draw:style-name="gr3" draw:text-style-name="P3" draw:layer="layout" svg:width="0.002cm" svg:height="0.937cm" svg:x="22.455cm" svg:y="1.874cm">
          <draw:text-box>
            <text:p/>
          </draw:text-box>
        </draw:frame>
        <draw:frame draw:style-name="gr3" draw:text-style-name="P3" draw:layer="layout" svg:width="0.002cm" svg:height="0.937cm" svg:x="34.563cm" svg:y="18.292cm">
          <draw:text-box>
            <text:p/>
          </draw:text-box>
        </draw:frame>
        <draw:frame draw:style-name="gr6" draw:text-style-name="P3" draw:layer="layout" svg:width="3.918cm" svg:height="0.475cm" svg:x="11.976cm" svg:y="1.77cm">
          <draw:text-box>
            <text:p text:style-name="P4"><text:span text:style-name="T1">(TBD) Authentication</text:span></text:p>
          </draw:text-box>
        </draw:frame>
        <draw:frame draw:style-name="gr3" draw:text-style-name="P3" draw:layer="layout" svg:width="0.002cm" svg:height="0.937cm" svg:x="4.22cm" svg:y="14.064cm">
          <draw:text-box>
            <text:p/>
          </draw:text-box>
        </draw:frame>
        <draw:frame draw:style-name="gr7" draw:text-style-name="P5" draw:layer="layout" svg:width="2.241cm" svg:height="0.475cm" svg:x="1.962cm" svg:y="14.364cm">
          <draw:text-box>
            <text:p text:style-name="P4"><text:span text:style-name="T1">(OBS) Build</text:span></text:p>
          </draw:text-box>
        </draw:frame>
        <draw:frame draw:style-name="gr3" draw:text-style-name="P3" xml:id="id7" draw:id="id7" draw:layer="layout" svg:width="0.002cm" svg:height="0.937cm" svg:x="7.068cm" svg:y="14.03cm">
          <draw:text-box>
            <text:p/>
          </draw:text-box>
        </draw:frame>
        <draw:frame draw:style-name="gr8" draw:text-style-name="P3" draw:layer="layout" svg:width="2.953cm" svg:height="0.475cm" svg:x="6.197cm" svg:y="14.33cm">
          <draw:text-box>
            <text:p text:style-name="P4"><text:span text:style-name="T1">Uploader</text:span></text:p>
          </draw:text-box>
        </draw:frame>
        <draw:frame draw:style-name="gr3" draw:text-style-name="P3" xml:id="id8" draw:id="id8" draw:layer="layout" svg:width="0.002cm" svg:height="0.937cm" svg:x="11.225cm" svg:y="14.03cm">
          <draw:text-box>
            <text:p/>
          </draw:text-box>
        </draw:frame>
        <draw:frame draw:style-name="gr9" draw:text-style-name="P5" draw:layer="layout" svg:width="1.348cm" svg:height="0.635cm" svg:x="10.51cm" svg:y="14.33cm">
          <draw:text-box>
            <text:p text:style-name="P4"><text:span text:style-name="T1">Testing</text:span></text:p>
          </draw:text-box>
        </draw:frame>
        <draw:frame draw:style-name="gr3" draw:text-style-name="P3" draw:layer="layout" svg:width="0.002cm" svg:height="0.937cm" svg:x="4.969cm" svg:y="9.645cm">
          <draw:text-box>
            <text:p/>
          </draw:text-box>
        </draw:frame>
        <draw:frame draw:style-name="gr10" draw:text-style-name="P5" draw:layer="layout" svg:width="2.114cm" svg:height="0.554cm" svg:x="1.929cm" svg:y="2.024cm">
          <draw:text-box>
            <text:p text:style-name="P4"><text:span text:style-name="T1">(TBD) Web</text:span></text:p>
          </draw:text-box>
        </draw:frame>
        <draw:frame draw:style-name="gr3" draw:text-style-name="P3" draw:layer="layout" svg:width="0.002cm" svg:height="0.937cm" svg:x="38.973cm" svg:y="11.13cm">
          <draw:text-box>
            <text:p/>
          </draw:text-box>
        </draw:frame>
        <draw:frame draw:style-name="gr7" draw:text-style-name="P3" draw:layer="layout" svg:width="1.327cm" svg:height="0.475cm" svg:x="4.385cm" svg:y="9.945cm">
          <draw:text-box>
            <text:p text:style-name="P4"><text:span text:style-name="T1">Logger</text:span></text:p>
          </draw:text-box>
        </draw:frame>
        <draw:frame draw:style-name="gr3" draw:text-style-name="P3" xml:id="id9" draw:id="id9" draw:layer="layout" svg:width="0.002cm" svg:height="0.937cm" svg:x="15.334cm" svg:y="14.03cm">
          <draw:text-box>
            <text:p/>
          </draw:text-box>
        </draw:frame>
        <draw:frame draw:style-name="gr11" draw:text-style-name="P5" draw:layer="layout" svg:width="2.463cm" svg:height="0.635cm" svg:x="14.212cm" svg:y="14.33cm">
          <draw:text-box>
            <text:p text:style-name="P4"><text:span text:style-name="T1">Replication</text:span></text:p>
          </draw:text-box>
        </draw:frame>
        <draw:frame draw:style-name="gr3" draw:text-style-name="P3" draw:layer="layout" svg:width="0.002cm" svg:height="0.937cm" svg:x="4.094cm" svg:y="2.789cm">
          <draw:text-box>
            <text:p/>
          </draw:text-box>
        </draw:frame>
        <draw:frame draw:style-name="gr3" draw:text-style-name="P3" draw:layer="layout" svg:width="0.002cm" svg:height="0.937cm" svg:x="19.444cm" svg:y="14.03cm">
          <draw:text-box>
            <text:p/>
          </draw:text-box>
        </draw:frame>
        <draw:frame draw:style-name="gr12" draw:text-style-name="P5" draw:layer="layout" svg:width="2.233cm" svg:height="0.554cm" svg:x="18.452cm" svg:y="14.284cm">
          <draw:text-box>
            <text:p text:style-name="P4"><text:span text:style-name="T1">Publisher</text:span></text:p>
          </draw:text-box>
        </draw:frame>
        <draw:frame draw:style-name="gr3" draw:text-style-name="P3" draw:layer="layout" svg:width="0.002cm" svg:height="0.937cm" svg:x="3.814cm" svg:y="1.59cm">
          <draw:text-box>
            <text:p/>
          </draw:text-box>
        </draw:frame>
        <draw:frame draw:style-name="gr3" draw:text-style-name="P3" draw:layer="layout" svg:width="0.002cm" svg:height="0.937cm" svg:x="1.995cm" svg:y="14.03cm">
          <draw:text-box>
            <text:p/>
          </draw:text-box>
        </draw:frame>
        <draw:connector draw:style-name="gr13" draw:text-style-name="P5" draw:layer="layout" svg:x1="16.279cm" svg:y1="2.007cm" svg:x2="18.795cm" svg:y2="1.997cm" draw:start-shape="id1" draw:start-glue-point="1" draw:end-shape="id2" draw:end-glue-point="3" svg:d="M16279 2007h1258v-10h1258" svg:viewBox="0 0 2517 11">
          <text:p/>
        </draw:connector>
        <draw:polygon draw:style-name="gr1" draw:text-style-name="P1" xml:id="id14" draw:id="id14" draw:layer="layout" svg:width="3.81cm" svg:height="1.235cm" svg:x="5.226cm" svg:y="1.677cm" svg:viewBox="0 0 3811 1236" draw:points="0,0 3811,0 3811,1236 0,1236">
          <text:p/>
        </draw:polygon>
        <draw:frame draw:style-name="gr14" draw:text-style-name="P5" draw:layer="layout" svg:width="2.428cm" svg:height="0.554cm" svg:x="6.02cm" svg:y="2.024cm">
          <draw:text-box>
            <text:p text:style-name="P4"><text:span text:style-name="T1">MASH Client</text:span></text:p>
          </draw:text-box>
        </draw:frame>
        <draw:frame draw:style-name="gr3" draw:text-style-name="P3" draw:layer="layout" svg:width="0.002cm" svg:height="0.937cm" svg:x="0.915cm" svg:y="2.61cm">
          <draw:text-box>
            <text:p/>
          </draw:text-box>
        </draw:frame>
        <draw:frame draw:style-name="gr3" draw:text-style-name="P3" draw:layer="layout" svg:width="0.002cm" svg:height="0.937cm" svg:x="22.825cm" svg:y="1.117cm">
          <draw:text-box>
            <text:p/>
          </draw:text-box>
        </draw:frame>
        <draw:polygon draw:style-name="gr2" draw:text-style-name="P2" xml:id="id4" draw:id="id4" draw:layer="layout" svg:width="3.81cm" svg:height="1.235cm" svg:x="11.699cm" svg:y="9.501cm" svg:viewBox="0 0 3811 1236" draw:points="0,0 3811,0 3811,1236 0,1236">
          <text:p/>
        </draw:polygon>
        <draw:frame draw:style-name="gr15" draw:text-style-name="P5" draw:layer="layout" svg:width="3.092cm" svg:height="0.554cm" svg:x="12.036cm" svg:y="9.882cm">
          <draw:text-box>
            <text:p text:style-name="P4"><text:span text:style-name="T1">Message Broker</text:span></text:p>
          </draw:text-box>
        </draw:frame>
        <draw:connector draw:style-name="gr13" draw:text-style-name="P5" draw:layer="layout" svg:x1="2.999cm" svg:y1="13.983cm" svg:x2="13.604cm" svg:y2="10.737cm" draw:start-shape="id3" draw:start-glue-point="0" draw:end-shape="id4" draw:end-glue-point="2" svg:d="M2999 13983v-1623h10605v-1623" svg:viewBox="0 0 10606 3247">
          <text:p/>
        </draw:connector>
        <draw:connector draw:style-name="gr13" draw:text-style-name="P5" draw:layer="layout" svg:x1="13.594cm" svg:y1="8.016cm" svg:x2="13.604cm" svg:y2="9.501cm" draw:start-shape="id5" draw:start-glue-point="2" draw:end-shape="id4" draw:end-glue-point="0" svg:d="M13594 8016v743h10v742" svg:viewBox="0 0 11 1486">
          <text:p/>
        </draw:connector>
        <draw:connector draw:style-name="gr13" draw:text-style-name="P5" draw:layer="layout" svg:x1="11.699cm" svg:y1="10.119cm" svg:x2="7.131cm" svg:y2="10.135cm" draw:start-shape="id4" draw:start-glue-point="3" draw:end-shape="id6" draw:end-glue-point="1" svg:d="M11699 10119h-2284v16h-2284" svg:viewBox="0 0 4569 17">
          <text:p/>
        </draw:connector>
        <draw:connector draw:style-name="gr13" draw:text-style-name="P5" draw:layer="layout" svg:x1="7.069cm" svg:y1="14.03cm" svg:x2="13.604cm" svg:y2="10.737cm" draw:start-shape="id7" draw:start-glue-point="0" draw:end-shape="id4" draw:end-glue-point="2" svg:d="M7069 14030v-1637h6535v-1656" svg:viewBox="0 0 6536 3294">
          <text:p/>
        </draw:connector>
        <draw:connector draw:style-name="gr13" draw:text-style-name="P5" draw:layer="layout" svg:x1="11.226cm" svg:y1="14.03cm" svg:x2="13.604cm" svg:y2="10.737cm" draw:start-shape="id8" draw:start-glue-point="0" draw:end-shape="id4" draw:end-glue-point="2" svg:d="M11226 14030v-1637h2378v-1656" svg:viewBox="0 0 2379 3294">
          <text:p/>
        </draw:connector>
        <draw:connector draw:style-name="gr13" draw:text-style-name="P5" draw:layer="layout" svg:x1="15.335cm" svg:y1="14.03cm" svg:x2="13.604cm" svg:y2="10.737cm" draw:start-shape="id9" draw:start-glue-point="0" draw:end-shape="id4" draw:end-glue-point="2" svg:d="M15335 14030v-1637h-1731v-1656" svg:viewBox="0 0 1732 3294">
          <text:p/>
        </draw:connector>
        <draw:connector draw:style-name="gr13" draw:text-style-name="P5" draw:layer="layout" svg:x1="19.444cm" svg:y1="13.942cm" svg:x2="13.604cm" svg:y2="10.737cm" draw:start-shape="id10" draw:start-glue-point="0" draw:end-shape="id4" draw:end-glue-point="2" svg:d="M19444 13942v-1602h-5840v-1603" svg:viewBox="0 0 5841 3206">
          <text:p/>
        </draw:connector>
        <draw:connector draw:style-name="gr16" draw:text-style-name="P6" draw:layer="layout" svg:x1="11.689cm" svg:y1="7.398cm" svg:x2="7.12cm" svg:y2="6.369cm" draw:start-shape="id5" draw:start-glue-point="3" draw:end-shape="id11" draw:end-glue-point="2" svg:d="M11689 7398h-4569v-1029" svg:viewBox="0 0 4570 1030">
          <text:p/>
        </draw:connector>
        <draw:connector draw:style-name="gr13" draw:text-style-name="P5" draw:layer="layout" svg:x1="13.864cm" svg:y1="2.625cm" svg:x2="8.994cm" svg:y2="5.813cm" draw:start-shape="id1" draw:start-glue-point="2" draw:end-shape="id12" draw:end-glue-point="1" svg:d="M13864 2625v3188h-4870" svg:viewBox="0 0 4871 3189">
          <text:p/>
        </draw:connector>
        <draw:polygon draw:style-name="gr2" draw:text-style-name="P2" xml:id="id11" draw:id="id11" draw:layer="layout" svg:width="3.81cm" svg:height="1.235cm" svg:x="5.215cm" svg:y="5.133cm" svg:viewBox="0 0 3811 1236" draw:points="0,0 3811,0 3811,1236 0,1236">
          <text:p/>
        </draw:polygon>
        <draw:frame draw:style-name="gr4" draw:text-style-name="P5" xml:id="id12" draw:id="id12" draw:layer="layout" svg:width="2.36cm" svg:height="0.672cm" svg:x="6.634cm" svg:y="5.477cm">
          <draw:text-box>
            <text:p text:style-name="P4"><text:span text:style-name="T1">API</text:span></text:p>
          </draw:text-box>
        </draw:frame>
        <draw:polygon draw:style-name="gr2" draw:text-style-name="P2" xml:id="id15" draw:id="id15" draw:layer="layout" svg:width="3.81cm" svg:height="1.235cm" svg:x="21.74cm" svg:y="13.942cm" svg:viewBox="0 0 3811 1236" draw:points="0,0 3811,0 3811,1236 0,1236">
          <text:p/>
        </draw:polygon>
        <draw:frame draw:style-name="gr3" draw:text-style-name="P3" draw:layer="layout" svg:width="0.002cm" svg:height="0.937cm" svg:x="23.645cm" svg:y="14.03cm">
          <draw:text-box>
            <text:p/>
          </draw:text-box>
        </draw:frame>
        <draw:frame draw:style-name="gr17" draw:text-style-name="P5" draw:layer="layout" svg:width="2.292cm" svg:height="0.554cm" svg:x="22.453cm" svg:y="14.284cm">
          <draw:text-box>
            <text:p text:style-name="P4"><text:span text:style-name="T1">Deprecation</text:span></text:p>
          </draw:text-box>
        </draw:frame>
        <draw:connector draw:style-name="gr13" draw:text-style-name="P5" draw:layer="layout" svg:x1="2.94cm" svg:y1="2.879cm" svg:x2="5.215cm" svg:y2="5.751cm" draw:start-shape="id13" draw:start-glue-point="2" draw:end-shape="id11" draw:end-glue-point="3" svg:d="M2940 2879v2872h2275" svg:viewBox="0 0 2276 2873">
          <text:p/>
        </draw:connector>
        <draw:connector draw:style-name="gr13" draw:text-style-name="P5" draw:layer="layout" svg:x1="7.131cm" svg:y1="2.913cm" svg:x2="7.12cm" svg:y2="5.133cm" draw:start-shape="id14" draw:start-glue-point="2" draw:end-shape="id11" draw:end-glue-point="0" svg:d="M7131 2913v1110h-11v1110" svg:viewBox="0 0 12 2221">
          <text:p/>
        </draw:connector>
        <draw:connector draw:style-name="gr13" draw:text-style-name="P5" draw:layer="layout" draw:line-skew="0.23cm" svg:x1="23.645cm" svg:y1="13.942cm" svg:x2="13.604cm" svg:y2="10.738cm" draw:start-shape="id15" draw:start-glue-point="0" svg:d="M23645 13942v-1631h-10041v-1573" svg:viewBox="0 0 10042 3205">
          <text:p/>
        </draw:connector>
        <draw:polygon draw:style-name="gr2" draw:text-style-name="P2" xml:id="id16" draw:id="id16" draw:layer="layout" svg:width="3.81cm" svg:height="1.235cm" svg:x="18.963cm" svg:y="6.75cm" svg:viewBox="0 0 3811 1236" draw:points="0,0 3811,0 3811,1236 0,1236">
          <text:p/>
        </draw:polygon>
        <draw:frame draw:style-name="gr3" draw:text-style-name="P3" draw:layer="layout" svg:width="0.002cm" svg:height="0.937cm" svg:x="20.612cm" svg:y="6.878cm">
          <draw:text-box>
            <text:p/>
          </draw:text-box>
        </draw:frame>
        <draw:frame draw:style-name="gr7" draw:text-style-name="P3" draw:layer="layout" svg:width="2.148cm" svg:height="0.475cm" svg:x="19.928cm" svg:y="7.178cm">
          <draw:text-box>
            <text:p text:style-name="P4"><text:span text:style-name="T1">Credentials</text:span></text:p>
          </draw:text-box>
        </draw:frame>
        <draw:connector draw:style-name="gr16" draw:text-style-name="P6" draw:layer="layout" svg:x1="18.963cm" svg:y1="7.368cm" svg:x2="15.5cm" svg:y2="7.398cm" draw:start-shape="id16" draw:start-glue-point="3" draw:end-shape="id5" draw:end-glue-point="1" svg:d="M18963 7368h-1731v30h-1732" svg:viewBox="0 0 3464 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27T09:07:22.154090560</dc:date>
    <meta:editing-duration>PT1H4M48S</meta:editing-duration>
    <meta:editing-cycles>12</meta:editing-cycles>
    <meta:generator>LibreOffice/6.2.3.2$Linux_X86_64 LibreOffice_project/20$Build-2</meta:generator>
    <meta:document-statistic meta:object-count="62"/>
  </office:meta>
</office:document-meta>
</file>